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bf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a1467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a1467e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a1467e"/>
      <style:text-properties fo:color="#000000" style:text-underline-style="none" fo:font-weight="bold" style:font-weight-asian="bold" style:font-weight-complex="bold"/>
    </style:style>
    <style:style style:name="ce28" style:family="table-cell" style:parent-style-name="Default">
      <style:table-cell-properties fo:background-color="#ff4000"/>
      <style:text-properties fo:color="#000000"/>
    </style:style>
    <style:style style:name="ce30" style:family="table-cell" style:parent-style-name="Default">
      <style:table-cell-properties fo:background-color="#81d41a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fo:background-color="#ff0000"/>
      <style:text-properties fo:color="#000000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ackground-color="#ffbf00"/>
      <style:text-properties fo:color="#000000"/>
    </style:style>
    <style:style style:name="ce34" style:family="table-cell" style:parent-style-name="Default">
      <style:table-cell-properties fo:background-color="#dddddd"/>
      <style:text-properties fo:color="#000000"/>
    </style:style>
    <style:style style:name="ce35" style:family="table-cell" style:parent-style-name="Default">
      <style:table-cell-properties fo:background-color="#a1467e"/>
      <style:text-properties fo:color="#000000"/>
    </style:style>
    <style:style style:name="ce36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84" table:default-cell-style-name="ce13"/>
        <table:table-row table:style-name="ro1">
          <table:table-cell office:value-type="string" calcext:value-type="string">
            <text:p>The Quest against Common Events</text:p>
          </table:table-cell>
          <table:table-cell table:style-name="ce14"/>
          <table:table-cell table:number-columns-repeated="16382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Done Y/N</text:p>
          </table:table-cell>
          <table:table-cell office:value-type="string" calcext:value-type="string">
            <text:p>File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Item_SilverCoi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/>
          <table:table-cell office:value-type="string" calcext:value-type="string">
            <text:p>Silver Coin events (includes Incident)</text:p>
          </table:table-cell>
          <table:table-cell table:number-columns-repeated="3"/>
          <table:table-cell table:style-name="ce33" office:value-type="string" calcext:value-type="string">
            <text:p>Item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1" office:value-type="string" calcext:value-type="string">
            <text:p>BONNIEACTION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tutorial?</text:p>
          </table:table-cell>
          <table:table-cell/>
          <table:table-cell office:value-type="string" calcext:value-type="string">
            <text:p>Bonnie jumps in</text:p>
          </table:table-cell>
          <table:table-cell table:number-columns-repeated="3"/>
          <table:table-cell table:style-name="ce34" office:value-type="string" calcext:value-type="string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EXAMIN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nemy examine texts</text:p>
          </table:table-cell>
          <table:table-cell table:number-columns-repeated="3"/>
          <table:table-cell table:style-name="ce35" office:value-type="string" calcext:value-type="string">
            <text:p>Story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SKILL_Ask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question</text:p>
          </table:table-cell>
          <table:table-cell table:number-columns-repeated="5"/>
          <table:table-cell table:style-name="ce36" office:value-type="string" calcext:value-type="string">
            <text:p>Death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0" office:value-type="string" calcext:value-type="string">
            <text:p>ITEM_Doll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0" office:value-type="string" calcext:value-type="string">
            <text:p>ITEM_doodl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Text variable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ts of Souvenir flavor text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ITEM_remindernot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ITEM_Glas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0" office:value-type="string" calcext:value-type="string">
            <text:p>ITEM_brightflow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ITEM_earring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ITEM_poem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ITEM_starshapedleaf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random/souvenirs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BATTLE_StartBattl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cludes “You died but got stronger”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ITEM_Cla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ITEM_suicid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our Dagger</text:p>
          </table:table-cell>
          <table:table-cell table:number-columns-repeated="1637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memory of skirmish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Mirror pic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" office:value-type="string" calcext:value-type="string">
            <text:p>sharpening stone</text:p>
          </table:table-cell>
          <table:table-cell/>
          <table:table-cell table:style-name="ce30" office:value-type="string" calcext:value-type="string">
            <text:p>Y</text:p>
          </table:table-cell>
          <table:table-cell/>
          <table:table-cell office:value-type="string" calcext:value-type="string">
            <text:p>souvenirs 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Penda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Ch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Tarot Card</text:p>
          </table:table-cell>
          <table:table-cell/>
          <table:table-cell table:style-name="ce28" office:value-type="string" calcext:value-type="string">
            <text:p>N?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0" office:value-type="string" calcext:value-type="string">
            <text:p>GiftforMir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tylish Lady’s Gift</text:p>
          </table:table-cell>
          <table:table-cell table:number-columns-repeated="1637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Cut In King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king/kingfight</text:p>
          </table:table-cell>
          <table:table-cell/>
          <table:table-cell office:value-type="string" calcext:value-type="string">
            <text:p>Special Attack King</text:p>
          </table:table-cell>
          <table:table-cell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0" office:value-type="string" calcext:value-type="string">
            <text:p>ITEM_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ternal Snack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Tears Cod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generic</text:p>
          </table:table-cell>
          <table:table-cell/>
          <table:table-cell office:value-type="string" calcext:value-type="string">
            <text:p>Run into Tear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4"/>
          <table:table-cell office:value-type="string" calcext:value-type="string">
            <text:p>Sadness Death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4" office:value-type="string" calcext:value-type="string">
            <text:p>MonsterDefea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4" office:value-type="string" calcext:value-type="string">
            <text:p>KingLos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Death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/>
          <table:table-cell table:style-name="ce15"/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4" office:value-type="string" calcext:value-type="string">
            <text:p>LOOP_loopbackdialogu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st Death Wake up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GAMEOVER_Picture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hows what image gets used where. See folder for comparison</text:p>
          </table:table-cell>
          <table:table-cell table:number-columns-repeated="163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2" office:value-type="string" calcext:value-type="string">
            <text:p>GAMEOVER_Telepor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s Loop Tuto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LOOP_specialdeath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pecial Deaths wake up dialogue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2" office:value-type="string" calcext:value-type="string">
            <text:p>TutoFightRock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TutoFightPaper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2" office:value-type="string" calcext:value-type="string">
            <text:p>TutoFightScissors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Potionsjok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Floor 1 Potions Room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UnlockSki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Skills learned</text:p>
          </table:table-cell>
          <table:table-cell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2" office:value-type="string" calcext:value-type="string">
            <text:p>BathroomMono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office:value-type="string" calcext:value-type="string">
            <text:p>BathroomFriends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floor3/bathroom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 office:value-type="string" calcext:value-type="string">
            <text:p>IsabeauDormontConvo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sabeau Convo Main</text:p>
          </table:table-cell>
          <table:table-cell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KingStartAttackEnd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King Special Attack End</text:p>
          </table:table-cell>
          <table:table-cell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 office:value-type="string" calcext:value-type="string">
            <text:p>OdileSide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us event</text:p>
          </table:table-cell>
          <table:table-cell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ockedDoor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Openphrase doors</text:p>
          </table:table-cell>
          <table:table-cell table:number-columns-repeated="163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SkipFriendques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Tuto</text:p>
          </table:table-cell>
          <table:table-cell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WeaponFoundAga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rld Skips Weap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2" office:value-type="string" calcext:value-type="string">
            <text:p>Bonnie_smell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iniquest for Bonnie when u read smell book on f3</text:p>
          </table:table-cell>
          <table:table-cell table:number-columns-repeated="163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 office:value-type="string" calcext:value-type="string">
            <text:p>Tuto_MessedUpTyp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/>
          <table:table-cell office:value-type="string" calcext:value-type="string">
            <text:p>When u mess up tuto question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2" office:value-type="string" calcext:value-type="string">
            <text:p>PreDialogue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ooms/loop/predialogue</text:p>
          </table:table-cell>
          <table:table-cell/>
          <table:table-cell office:value-type="string" calcext:value-type="string">
            <text:p>Loop Predialogue</text:p>
          </table:table-cell>
          <table:table-cell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2" office:value-type="string" calcext:value-type="string">
            <text:p>Chatting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Chats</text:p>
          </table:table-cell>
          <table:table-cell table:number-columns-repeated="16377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2" office:value-type="string" calcext:value-type="string">
            <text:p>WhatToDoAct2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2" office:value-type="string" calcext:value-type="string">
            <text:p>HadAQuestion…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oop quest questions</text:p>
          </table:table-cell>
          <table:table-cell table:number-columns-repeated="163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 office:value-type="string" calcext:value-type="string">
            <text:p>WhatToDo Act 3-4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oop Help questions</text:p>
          </table:table-cell>
          <table:table-cell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 office:value-type="string" calcext:value-type="string">
            <text:p>CallLoop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SteppyCook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RunningBook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floor2/library</text:p>
          </table:table-cell>
          <table:table-cell/>
          <table:table-cell office:value-type="string" calcext:value-type="string">
            <text:p>Book in House Library</text:p>
          </table:table-cell>
          <table:table-cell table:number-columns-repeated="163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OdileEdge</text:p>
          </table:table-cell>
          <table:table-cell/>
          <table:table-cell table:style-name="ce31" office:value-type="string" calcext:value-type="string">
            <text:p>N</text:p>
          </table:table-cell>
          <table:table-cell office:value-type="string" calcext:value-type="string">
            <text:p>/rooms/end/hallway</text:p>
          </table:table-cell>
          <table:table-cell/>
          <table:table-cell office:value-type="string" calcext:value-type="string">
            <text:p>Odile afraid of heights at end</text:p>
          </table:table-cell>
          <table:table-cell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AsktheKing?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kingquest/questions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0" office:value-type="string" calcext:value-type="string">
            <text:p>last ingredie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0" office:value-type="string" calcext:value-type="string">
            <text:p>longthingy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0" office:value-type="string" calcext:value-type="string">
            <text:p>shortgizmogadge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0" office:value-type="string" calcext:value-type="string">
            <text:p>Mak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Handing Isabeau Bomb Parts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0" office:value-type="string" calcext:value-type="string">
            <text:p>UseBom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se Bomb in battle</text:p>
          </table:table-cell>
          <table:table-cell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TriedAllSnack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Memory of Snacks</text:p>
          </table:table-cell>
          <table:table-cell table:number-columns-repeated="163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ColumnsEventA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ColumnsEventB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/random/barrels</text:p>
          </table:table-cell>
          <table:table-cell table:number-columns-repeated="163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rdEve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arrelEvent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OdileCantGoThere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LoopInteractTuto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Torch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House</text:p>
          </table:table-cell>
          <table:table-cell table:number-columns-repeated="163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unchaFlowersInteract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FakeDoorDormont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Dormont</text:p>
          </table:table-cell>
          <table:table-cell table:number-columns-repeated="16379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ACT5 SavePoin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ACT5 PickUpTonic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Act5_NothingElse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5" office:value-type="string" calcext:value-type="string">
            <text:p>ACT5 +1Turn</text:p>
          </table:table-cell>
          <table:table-cell/>
          <table:table-cell table:style-name="ce30" office:value-type="string" calcext:value-type="string">
            <text:p>Y</text:p>
          </table:table-cell>
          <table:table-cell office:value-type="string" calcext:value-type="string">
            <text:p>mal du pays + vs friends</text:p>
          </table:table-cell>
          <table:table-cell table:number-columns-repeated="16379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ACT6 LockedDoor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2" office:value-type="string" calcext:value-type="string">
            <text:p>ACT5 OdileAttacks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Odile attack before vs friend</text:p>
          </table:table-cell>
          <table:table-cell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0" office:value-type="string" calcext:value-type="string">
            <text:p>Loop’sSilverCoi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HoleInteract</text:p>
          </table:table-cell>
          <table:table-cell/>
          <table:table-cell table:style-name="ce32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TutoKid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rial Kid</text:p>
          </table:table-cell>
          <table:table-cell table:number-columns-repeated="1637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2" office:value-type="string" calcext:value-type="string">
            <text:p>TutoSadness (NoTuto)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uto fight if you skip</text:p>
          </table:table-cell>
          <table:table-cell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2" office:value-type="string" calcext:value-type="string">
            <text:p>MidBoss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ig Ball Head</text:p>
          </table:table-cell>
          <table:table-cell table:number-columns-repeated="1637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2" office:value-type="string" calcext:value-type="string">
            <text:p>TutoSadness1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2" office:value-type="string" calcext:value-type="string">
            <text:p>TutoSadness1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2" office:value-type="string" calcext:value-type="string">
            <text:p>TutoSadness1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2" office:value-type="string" calcext:value-type="string">
            <text:p>TutoSadness1 Turn4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utoSadness2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2" office:value-type="string" calcext:value-type="string">
            <text:p>TutoSadness2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2" office:value-type="string" calcext:value-type="string">
            <text:p>TutoSadness3 Turn1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2" office:value-type="string" calcext:value-type="string">
            <text:p>TutoSadness3 Turn2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2" office:value-type="string" calcext:value-type="string">
            <text:p>TutoSadness3 Turn3</text:p>
          </table:table-cell>
          <table:table-cell/>
          <table:table-cell table:style-name="ce28" office:value-type="string" calcext:value-type="string">
            <text:p>N</text:p>
          </table:table-cell>
          <table:table-cell office:value-type="string" calcext:value-type="string">
            <text:p>/events/tutorial</text:p>
          </table:table-cell>
          <table:table-cell table:number-columns-repeated="16379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2" office:value-type="string" calcext:value-type="string">
            <text:p>King Turn1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2" office:value-type="string" calcext:value-type="string">
            <text:p>King Turn2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2" office:value-type="string" calcext:value-type="string">
            <text:p>King Turn3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6" office:value-type="string" calcext:value-type="string">
            <text:p>King Turn4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 fight</text:p>
          </table:table-cell>
          <table:table-cell table:number-columns-repeated="16379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2" office:value-type="string" calcext:value-type="string">
            <text:p>King-Country</text:p>
          </table:table-cell>
          <table:table-cell/>
          <table:table-cell table:style-name="ce32" office:value-type="string" calcext:value-type="string">
            <text:p>Y</text:p>
          </table:table-cell>
          <table:table-cell office:value-type="string" calcext:value-type="string">
            <text:p>kingquest</text:p>
          </table:table-cell>
          <table:table-cell/>
          <table:table-cell office:value-type="string" calcext:value-type="string">
            <text:p>SAY IT</text:p>
          </table:table-cell>
          <table:table-cell table:number-columns-repeated="1637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2" office:value-type="string" calcext:value-type="string">
            <text:p>Bonniequest 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2" office:value-type="string" calcext:value-type="string">
            <text:p>Bonniequest 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2" office:value-type="string" calcext:value-type="string">
            <text:p>Bonniequest 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2" office:value-type="string" calcext:value-type="string">
            <text:p>Bonniequest ACT5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2" office:value-type="string" calcext:value-type="string">
            <text:p>Act5 KingSlowsUDown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2" office:value-type="string" calcext:value-type="string">
            <text:p>Act5 VSFriendswon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2" office:value-type="string" calcext:value-type="string">
            <text:p>Act5 Kingturn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2" office:value-type="string" calcext:value-type="string">
            <text:p>Act5 Kingturn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7" office:value-type="string" calcext:value-type="string">
            <text:p>Act5 Kingturn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2" office:value-type="string" calcext:value-type="string">
            <text:p>Act5 Kingturn4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2" office:value-type="string" calcext:value-type="string">
            <text:p>Act5 KingWithFriend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2" office:value-type="string" calcext:value-type="string">
            <text:p>Vsfriendsevent</text:p>
          </table:table-cell>
          <table:table-cell/>
          <table:table-cell table:style-name="ce30" office:value-type="string" calcext:value-type="string">
            <text:p>Y</text:p>
          </table:table-cell>
          <table:table-cell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2" office:value-type="string" calcext:value-type="string">
            <text:p>LoopBattle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2" office:value-type="string" calcext:value-type="string">
            <text:p>LoopBattleEnd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2" office:value-type="string" calcext:value-type="string">
            <text:p>SmallEvents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n battle random tex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MidBoss2A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MidBoss2B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MidBoss3A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MidBoss3A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MidBoss3B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MidBoss3B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MidBoss3C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MidBoss3C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BaseTroop1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BaseTroop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BaseTroop3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1638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FinalHit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FinalHit2</text:p>
          </table:table-cell>
          <table:table-cell/>
          <table:table-cell table:style-name="ce2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Bonnie kill steal</text:p>
          </table:table-cell>
          <table:table-cell table:number-columns-repeated="1637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.00.0000</text:date>, <text:time style:data-style-name="N2" text:time-value="11:06:07.8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9:17:33.652000000</meta:creation-date>
    <dc:date>2024-05-09T17:10:39.988000000</dc:date>
    <meta:editing-duration>PT7H9M43S</meta:editing-duration>
    <meta:editing-cycles>19</meta:editing-cycles>
    <meta:generator>LibreOffice/24.2.2.2$Windows_X86_64 LibreOffice_project/d56cc158d8a96260b836f100ef4b4ef25d6f1a01</meta:generator>
    <meta:document-statistic meta:table-count="1" meta:cell-count="483" meta:object-count="0"/>
  </office:meta>
</office:document-meta>
</file>